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Prozent" style:data-style-name="N43"/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042708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3">
            <text:p>t</text:p>
          </table:table-cell>
          <table:table-cell office:value-type="string" table:style-name="ce3">
            <text:p>P(HOT)</text:p>
          </table:table-cell>
          <table:table-cell office:value-type="string" table:style-name="ce3">
            <text:p>P(COLD)</text:p>
          </table:table-cell>
          <table:table-cell office:value-type="string" table:style-name="ce3">
            <text:p>P(1)</text:p>
          </table:table-cell>
          <table:table-cell office:value-type="string" table:style-name="ce3">
            <text:p>P(3)</text:p>
          </table:table-cell>
          <table:table-cell office:value-type="string" table:style-name="ce3">
            <text:p>O</text:p>
          </table:table-cell>
          <table:table-cell office:value-type="string" table:style-name="ce3">
            <text:p>P(O)</text:p>
          </table:table-cell>
          <table:table-cell table:number-columns-repeated="1637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2" table:style-name="ce1">
            <text:p>0,2</text:p>
          </table:table-cell>
          <table:table-cell office:value-type="float" office:value="0.8" table:style-name="ce1">
            <text:p>0,8</text:p>
          </table:table-cell>
          <table:table-cell office:value-type="float" office:value="0.44000000000000006" table:formula="msoxl:=0.2*B2+0.5*C2" table:style-name="ce1">
            <text:p>0,44</text:p>
          </table:table-cell>
          <table:table-cell office:value-type="float" office:value="0.16000000000000003" table:formula="msoxl:=0.4*B2+0.1*C2" table:style-name="ce1">
            <text:p>0,16</text:p>
          </table:table-cell>
          <table:table-cell office:value-type="float" office:value="3" table:style-name="ce1">
            <text:p>3</text:p>
          </table:table-cell>
          <table:table-cell office:value-type="float" office:value="0.16000000000000003" table:formula="msoxl:=IF(F2=1, D2,E2)" table:style-name="ce1">
            <text:p>0,16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44000000000000006" table:formula="msoxl:=0.6*B2+0.4*C2" table:style-name="ce1">
            <text:p>0,44</text:p>
          </table:table-cell>
          <table:table-cell office:value-type="float" office:value="0.46" table:formula="msoxl:=0.5*C2+0.3*B2" table:style-name="ce1">
            <text:p>0,46</text:p>
          </table:table-cell>
          <table:table-cell office:value-type="float" office:value="0.31800000000000006" table:formula="msoxl:=0.2*B3+0.5*C3" table:style-name="ce1">
            <text:p>0,318</text:p>
          </table:table-cell>
          <table:table-cell office:value-type="float" office:value="0.22200000000000006" table:formula="msoxl:=0.4*B3+0.1*C3" table:style-name="ce1">
            <text:p>0,222</text:p>
          </table:table-cell>
          <table:table-cell office:value-type="float" office:value="1" table:style-name="ce1">
            <text:p>1</text:p>
          </table:table-cell>
          <table:table-cell office:value-type="float" office:value="0.31800000000000006" table:formula="msoxl:=IF(F3=1, D3,E3)" table:style-name="ce1">
            <text:p>0,318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44800000000000006" table:formula="msoxl:=0.6*B3+0.4*C3" table:style-name="ce1">
            <text:p>0,448</text:p>
          </table:table-cell>
          <table:table-cell office:value-type="float" office:value="0.36199999999999999" table:formula="msoxl:=0.5*C3+0.3*B3" table:style-name="ce1">
            <text:p>0,362</text:p>
          </table:table-cell>
          <table:table-cell office:value-type="float" office:value="0.27060000000000001" table:formula="msoxl:=0.2*B4+0.5*C4" table:style-name="ce1">
            <text:p>0,2706</text:p>
          </table:table-cell>
          <table:table-cell office:value-type="float" office:value="0.21540000000000004" table:formula="msoxl:=0.4*B4+0.1*C4" table:style-name="ce1">
            <text:p>0,2154</text:p>
          </table:table-cell>
          <table:table-cell office:value-type="float" office:value="3" table:style-name="ce1">
            <text:p>3</text:p>
          </table:table-cell>
          <table:table-cell office:value-type="float" office:value="0.21540000000000004" table:formula="msoxl:=IF(F4=1, D4,E4)" table:style-name="ce1">
            <text:p>0,2154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41360000000000008" table:formula="msoxl:=0.6*B4+0.4*C4" table:style-name="ce1">
            <text:p>0,4136</text:p>
          </table:table-cell>
          <table:table-cell office:value-type="float" office:value="0.31540000000000001" table:formula="msoxl:=0.5*C4+0.3*B4" table:style-name="ce1">
            <text:p>0,3154</text:p>
          </table:table-cell>
          <table:table-cell office:value-type="float" office:value="0.24042000000000002" table:formula="msoxl:=0.2*B5+0.5*C5" table:style-name="ce1">
            <text:p>0,24042</text:p>
          </table:table-cell>
          <table:table-cell office:value-type="float" office:value="0.19698000000000004" table:formula="msoxl:=0.4*B5+0.1*C5" table:style-name="ce1">
            <text:p>0,19698</text:p>
          </table:table-cell>
          <table:table-cell office:value-type="float" office:value="1" table:style-name="ce1">
            <text:p>1</text:p>
          </table:table-cell>
          <table:table-cell office:value-type="float" office:value="0.24042000000000002" table:formula="msoxl:=IF(F5=1, D5,E5)" table:style-name="ce1">
            <text:p>0,24042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3743200000000001" table:formula="msoxl:=0.6*B5+0.4*C5" table:style-name="ce1">
            <text:p>0,37432</text:p>
          </table:table-cell>
          <table:table-cell office:value-type="float" office:value="0.28178000000000003" table:formula="msoxl:=0.5*C5+0.3*B5" table:style-name="ce1">
            <text:p>0,28178</text:p>
          </table:table-cell>
          <table:table-cell office:value-type="float" office:value="0.21575400000000006" table:formula="msoxl:=0.2*B6+0.5*C6" table:style-name="ce1">
            <text:p>0,215754</text:p>
          </table:table-cell>
          <table:table-cell office:value-type="float" office:value="0.17790600000000006" table:formula="msoxl:=0.4*B6+0.1*C6" table:style-name="ce1">
            <text:p>0,177906</text:p>
          </table:table-cell>
          <table:table-cell office:value-type="float" office:value="1" table:style-name="ce1">
            <text:p>1</text:p>
          </table:table-cell>
          <table:table-cell office:value-type="float" office:value="0.21575400000000006" table:formula="msoxl:=IF(F6=1, D6,E6)" table:style-name="ce1">
            <text:p>0,215754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33730400000000005" table:formula="msoxl:=0.6*B6+0.4*C6" table:style-name="ce1">
            <text:p>0,337304</text:p>
          </table:table-cell>
          <table:table-cell office:value-type="float" office:value="0.25318600000000002" table:formula="msoxl:=0.5*C6+0.3*B6" table:style-name="ce1">
            <text:p>0,253186</text:p>
          </table:table-cell>
          <table:table-cell office:value-type="float" office:value="0.19405380000000003" table:formula="msoxl:=0.2*B7+0.5*C7" table:style-name="ce1">
            <text:p>0,1940538</text:p>
          </table:table-cell>
          <table:table-cell office:value-type="float" office:value="0.16024020000000003" table:formula="msoxl:=0.4*B7+0.1*C7" table:style-name="ce1">
            <text:p>0,1602402</text:p>
          </table:table-cell>
          <table:table-cell office:value-type="float" office:value="1" table:style-name="ce1">
            <text:p>1</text:p>
          </table:table-cell>
          <table:table-cell office:value-type="float" office:value="0.19405380000000003" table:formula="msoxl:=IF(F7=1, D7,E7)" table:style-name="ce1">
            <text:p>0,1940538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30365680000000006" table:formula="msoxl:=0.6*B7+0.4*C7" table:style-name="ce1">
            <text:p>0,3036568</text:p>
          </table:table-cell>
          <table:table-cell office:value-type="float" office:value="0.22778420000000002" table:formula="msoxl:=0.5*C7+0.3*B7" table:style-name="ce1">
            <text:p>0,2277842</text:p>
          </table:table-cell>
          <table:table-cell office:value-type="float" office:value="0.17462346000000001" table:formula="msoxl:=0.2*B8+0.5*C8" table:style-name="ce1">
            <text:p>0,17462346</text:p>
          </table:table-cell>
          <table:table-cell office:value-type="float" office:value="0.14424114000000002" table:formula="msoxl:=0.4*B8+0.1*C8" table:style-name="ce1">
            <text:p>0,14424114</text:p>
          </table:table-cell>
          <table:table-cell office:value-type="float" office:value="1" table:style-name="ce1">
            <text:p>1</text:p>
          </table:table-cell>
          <table:table-cell office:value-type="float" office:value="0.17462346000000001" table:formula="msoxl:=IF(F8=1, D8,E8)" table:style-name="ce1">
            <text:p>0,17462346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27330776000000007" table:formula="msoxl:=0.6*B8+0.4*C8" table:style-name="ce1">
            <text:p>0,27330776</text:p>
          </table:table-cell>
          <table:table-cell office:value-type="float" office:value="0.20498914000000001" table:formula="msoxl:=0.5*C8+0.3*B8" table:style-name="ce1">
            <text:p>0,20498914</text:p>
          </table:table-cell>
          <table:table-cell office:value-type="float" office:value="0.15715612200000001" table:formula="msoxl:=0.2*B9+0.5*C9" table:style-name="ce1">
            <text:p>0,157156122</text:p>
          </table:table-cell>
          <table:table-cell office:value-type="float" office:value="0.12982201800000004" table:formula="msoxl:=0.4*B9+0.1*C9" table:style-name="ce1">
            <text:p>0,129822018</text:p>
          </table:table-cell>
          <table:table-cell office:value-type="float" office:value="3" table:style-name="ce1">
            <text:p>3</text:p>
          </table:table-cell>
          <table:table-cell office:value-type="float" office:value="0.12982201800000004" table:formula="msoxl:=IF(F9=1, D9,E9)" table:style-name="ce1">
            <text:p>0,129822018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percentage" office:value="2.5008943587979755E-6" table:formula="msoxl:=PRODUCT(G2:G9)" table:style-name="ce2">
            <text:p>0,00025009%</text:p>
          </table:table-cell>
          <table:table-cell table:number-columns-repeated="16377"/>
        </table:table-row>
        <table:table-row table:number-rows-repeated="1048566" table:style-name="ro1">
          <table:table-cell table:number-columns-repeated="16384"/>
        </table:table-row>
      </table:table>
      <table:table table:name="Tabelle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43">
      <number:number number:decimal-places="8" number:min-integer-digits="1"/>
      <number:text>%</number:text>
    </number:percentage-style>
    <style:style style:name="Prozent" style:family="table-cell" style:data-style-name="N13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Clemens Damke</meta:initial-creator>
    <dc:creator>Clemens Damke</dc:creator>
    <meta:creation-date>2017-12-21T15:09:16Z</meta:creation-date>
    <dc:date>2017-12-21T15:23:57Z</dc:date>
    <meta:editing-duration>PT0S</meta:editing-duration>
  </office:meta>
</office:document-meta>
</file>